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Vazir" svg:font-family="Vazir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77706" officeooo:paragraph-rsid="00077706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8df7d" officeooo:paragraph-rsid="0008df7d"/>
    </style:style>
    <style:style style:name="P3" style:family="paragraph" style:parent-style-name="Standard">
      <style:paragraph-properties fo:text-align="start" style:justify-single-word="false" style:writing-mode="rl-tb"/>
      <style:text-properties officeooo:rsid="00093e34" officeooo:paragraph-rsid="0008df7d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93e34" officeooo:paragraph-rsid="00093e34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0a436d" officeooo:paragraph-rsid="000a436d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0b5bb0" officeooo:paragraph-rsid="000b5bb0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0d1b1e" officeooo:paragraph-rsid="000d1b1e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08df7d" officeooo:paragraph-rsid="0008df7d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0093e34" officeooo:paragraph-rsid="00093e34"/>
    </style:style>
    <style:style style:name="P10" style:family="paragraph" style:parent-style-name="Standard">
      <style:paragraph-properties fo:text-align="start" style:justify-single-word="false" style:writing-mode="lr-tb"/>
      <style:text-properties officeooo:rsid="00077706" officeooo:paragraph-rsid="00077706"/>
    </style:style>
    <style:style style:name="P11" style:family="paragraph" style:parent-style-name="Footer">
      <style:paragraph-properties fo:text-align="center" style:justify-single-word="false" style:writing-mode="rl-tb"/>
      <style:text-properties officeooo:rsid="0018f561" officeooo:paragraph-rsid="0018f561"/>
    </style:style>
    <style:style style:name="P12" style:family="paragraph" style:parent-style-name="Standard">
      <style:paragraph-properties fo:text-align="center" style:justify-single-word="false" style:writing-mode="rl-tb"/>
      <style:text-properties officeooo:rsid="0016cbca" officeooo:paragraph-rsid="0016cbca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0d1b1e" officeooo:paragraph-rsid="000d1b1e"/>
    </style:style>
    <style:style style:name="T1" style:family="text">
      <style:text-properties officeooo:rsid="0008df7d"/>
    </style:style>
    <style:style style:name="T2" style:family="text">
      <style:text-properties officeooo:rsid="000b5bb0"/>
    </style:style>
    <style:style style:name="T3" style:family="text">
      <style:text-properties officeooo:rsid="000d1b1e"/>
    </style:style>
    <style:style style:name="T4" style:family="text">
      <style:text-properties officeooo:rsid="00130f96"/>
    </style:style>
    <style:style style:name="T5" style:family="text">
      <style:text-properties officeooo:rsid="0018f5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به نام خدا</text:p>
      <text:p text:style-name="P12">کوئیز ۱</text:p>
      <text:p text:style-name="P12">مهندسی اینترنت</text:p>
      <text:p text:style-name="P12">پاییز ۱۳۹۹</text:p>
      <text:p text:style-name="P12"/>
      <text:p text:style-name="Horizontal_20_Line"/>
      <text:p text:style-name="P1">سؤال ۱: با در نظر گرفتن URL زیر، قسمت‌های مختلف آن را مطابق با آنچه در درس آمده است توضیح دهید:</text:p>
      <text:p text:style-name="P10">mysql+mysqldb://scott:tiger@localhost/test?charset=utf8&amp;use_unicode=0</text:p>
      <text:p text:style-name="P1"/>
      <text:p text:style-name="P1">سؤال ۲: <text:span text:style-name="T1">فرض کنید مرورگر شما می‌خواهد به URL زیر تقاضا ارسال کند:</text:span></text:p>
      <text:p text:style-name="P8"><text:a xlink:type="simple" xlink:href="https://httpbin.org/get?hello=world" text:style-name="Internet_20_link" text:visited-style-name="Visited_20_Internet_20_Link">https://httpbin.org/get?hello=world</text:a></text:p>
      <text:p text:style-name="P2">برای اینکار از تقاضای زیر استفاده می‌کند. مواردی که با &lt;&gt; مشخص شده‌اند را مقداردهی کنید.</text:p>
      <text:p text:style-name="P3"/>
      <text:p text:style-name="P9">GET &lt;path&gt; HTTP/1.1</text:p>
      <text:p text:style-name="P9">Host: &lt;host&gt;</text:p>
      <text:p text:style-name="P9"/>
      <text:p text:style-name="P4">سؤال ۳: دوست شما تقاضای HTTP زیر را برای شما ارسال کرده است. آیا می‌توانید مشخص کنید که URLای که در مرورگر وارد شده است چه مقداری داشته است؟</text:p>
      <text:p text:style-name="P9">GET /hello HTTP/1.1</text:p>
      <text:p text:style-name="P9">User-Agent: Mozilla/5.0 (Windows NT 6.1; Win64; x64; rv:47.0) Gecko/20100101 Firefox/47.0</text:p>
      <text:p text:style-name="P9"/>
      <text:p text:style-name="P9"/>
      <text:p text:style-name="P5">سؤال ۴: <text:span text:style-name="T2">مزیت اصلی Digest Authentication نسبت به Basic Authentication چیست؟</text:span></text:p>
      <text:p text:style-name="P5"/>
      <text:p text:style-name="P6">سؤال ۵: <text:span text:style-name="T3">تفاوت Session Cookie با Presistent Cookie در چیست؟</text:span></text:p>
      <text:p text:style-name="P7"/>
      <text:p text:style-name="P7">سؤال ۶: <text:span text:style-name="T4">آنچه باعث شد که HTTP Pipelining نتواند از یک ارتباط برای ارسال هم‌زمان چندین تقاضا و دریافت همزمان پاسخ آن‌ها استفاده کند چه بود؟ به صورت مختصر توضیح دهید.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Vazir" svg:font-family="Vazir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-complex="Vazir" style:font-family-complex="Vazir" style:font-style-name-complex="Regular" style:font-pitch-complex="variable" style:language-complex="fa" style:country-complex="I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style:writing-mode="rl-tb"/>
      <style:text-properties officeooo:rsid="0018f561" officeooo:paragraph-rsid="0018f56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۱, ۲, ۳, ..." text:select-page="current">۱</text:page-number><text:s/>از <text:page-number style:num-format="۱, ۲, ۳, ..." text:select-page="current">۱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2T21:22:25.383444348</meta:creation-date>
    <dc:date>2020-10-13T06:20:46.092320416</dc:date>
    <meta:editing-duration>PT2H10M33S</meta:editing-duration>
    <meta:editing-cycles>11</meta:editing-cycles>
    <meta:generator>LibreOffice/7.0.1.2$Linux_X86_64 LibreOffice_project/00$Build-2</meta:generator>
    <meta:document-statistic meta:table-count="0" meta:image-count="0" meta:object-count="0" meta:page-count="1" meta:paragraph-count="18" meta:word-count="163" meta:character-count="965" meta:non-whitespace-character-count="820"/>
  </office:meta>
</office:document-meta>
</file>